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rlito" officeooo:rsid="001e3799" officeooo:paragraph-rsid="001e3799"/>
    </style:style>
    <style:style style:name="P2" style:family="paragraph" style:parent-style-name="Standard">
      <style:paragraph-properties fo:text-align="center" style:justify-single-word="false"/>
      <style:text-properties style:font-name="Carlito" fo:font-weight="bold" officeooo:rsid="001e3799" officeooo:paragraph-rsid="001e3799" style:font-weight-asian="bold" style:font-weight-complex="bold"/>
    </style:style>
    <style:style style:name="P3" style:family="paragraph" style:parent-style-name="Standard">
      <style:text-properties style:font-name="Carlito" officeooo:rsid="001f1969" officeooo:paragraph-rsid="001f1969"/>
    </style:style>
    <style:style style:name="P4" style:family="paragraph" style:parent-style-name="Standard">
      <style:text-properties style:font-name="Carlito" officeooo:rsid="001f1969" officeooo:paragraph-rsid="0020393e"/>
    </style:style>
    <style:style style:name="P5" style:family="paragraph" style:parent-style-name="Standard">
      <style:text-properties style:font-name="Carlito" officeooo:rsid="0020393e" officeooo:paragraph-rsid="0020393e"/>
    </style:style>
    <style:style style:name="T1" style:family="text">
      <style:text-properties officeooo:rsid="0020393e"/>
    </style:style>
    <style:style style:name="T2" style:family="text">
      <style:text-properties officeooo:rsid="002184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vételkezelés: try-except</text:p>
      <text:p text:style-name="P1"/>
      <text:p text:style-name="P1">Miért van rá szükség?</text:p>
      <text:p text:style-name="P1"/>
      <text:p text:style-name="P1">1. Elfogy a memória.</text:p>
      <text:p text:style-name="P1"/>
      <text:p text:style-name="P1">2. Hiányzik a kettőspont a ciklusfej végéről:</text:p>
      <text:p text:style-name="P1">for szam in [1,2,3]</text:p>
      <text:p text:style-name="P1"><text:s text:c="3"/>print(szam)</text:p>
      <text:p text:style-name="P1">Vagy a ciklusmag után hiányzik az üres sor.</text:p>
      <text:p text:style-name="P1"/>
      <text:p text:style-name="P1">3. Behúzás-hiba</text:p>
      <text:p text:style-name="P1"/>
      <text:p text:style-name="P1">4. return utasítás függvényen kívül van</text:p>
      <text:p text:style-name="P1"/>
      <text:p text:style-name="P1">5. Lista utolsó utáni elemét íratnám ki.</text:p>
      <text:p text:style-name="P1"/>
      <text:p text:style-name="P1">Szintaktikai és szemantikai hiba.</text:p>
      <text:p text:style-name="P1"/>
      <text:p text:style-name="P1">szam = int(input(’Adj meg egy számot!’))</text:p>
      <text:p text:style-name="P1">print(f’A megadott szám négyzete {szam**2}’)</text:p>
      <text:p text:style-name="P1">Ide adjunk meg egy betűt!</text:p>
      <text:p text:style-name="P1"/>
      <text:p text:style-name="P1">try:</text:p>
      <text:p text:style-name="P1"><text:s text:c="3"/>szam = int(input(’Adj meg egy számot!’))</text:p>
      <text:p text:style-name="P1"><text:s text:c="3"/>print(f’A megadott szám négyzete {szam**2}’)</text:p>
      <text:p text:style-name="P1">except:</text:p>
      <text:p text:style-name="P1"><text:s text:c="3"/>print(’Nem számot adtál meg!’)</text:p>
      <text:p text:style-name="P1">print(’A program vége!’)</text:p>
      <text:p text:style-name="P1"/>
      <text:p text:style-name="P1">except Exception as e:</text:p>
      <text:p text:style-name="P1"><text:s text:c="3"/>print(e)</text:p>
      <text:p text:style-name="P1"><text:s text:c="3"/>print(’Nem számot adtál meg!’)</text:p>
      <text:p text:style-name="P1"/>
      <text:p text:style-name="P1">Exception helyett ValueError vagy ZeroDivisionError</text:p>
      <text:p text:style-name="P1">Kivételobjektum keletkezik, amit el kell kapni.</text:p>
      <text:p text:style-name="P1"/>
      <text:p text:style-name="P1">except ValueError as e:</text:p>
      <text:p text:style-name="P1"><text:s text:c="3"/>------</text:p>
      <text:p text:style-name="P1">except ZeroDivisionError as e:</text:p>
      <text:p text:style-name="P1"><text:s text:c="3"/>------</text:p>
      <text:p text:style-name="P1"/>
      <text:p text:style-name="P1">oszto = int(input(’Melyik számmal osszam el a 10-et?’))</text:p>
      <text:p text:style-name="P1">print(f’Az eredmény: {10/oszto}’)</text:p>
      <text:p text:style-name="P1">A két except ág tesztelése.</text:p>
      <text:p text:style-name="P1"/>
      <text:p text:style-name="P1">except(ValueError, ZeroDivisionError) as e:</text:p>
      <text:p text:style-name="P1"><text:s text:c="3"/>print(e)</text:p>
      <text:p text:style-name="P1"><text:s text:c="3"/>print(type(e))</text:p>
      <text:p text:style-name="P1"><text:soft-page-break/></text:p>
      <text:p text:style-name="P2">Kivételkezelés: else-finally</text:p>
      <text:p text:style-name="P1"/>
      <text:p text:style-name="P1">munkanapok = [’h’, ’k’, ’sz’, ’cs’, ’p’]</text:p>
      <text:p text:style-name="P1">hanyadik = int(input(’Hányadik?’))</text:p>
      <text:p text:style-name="P1">munkanap = munkanapok[hanyadik-1]</text:p>
      <text:p text:style-name="P1">print(f’A {hanyadik}. munkanap a(z) {munkanap}.’)</text:p>
      <text:p text:style-name="P1"/>
      <text:p text:style-name="P1">7 esetén IndexError, W esetén ValueError</text:p>
      <text:p text:style-name="P1"/>
      <text:p text:style-name="P1">try:</text:p>
      <text:p text:style-name="P1"><text:s text:c="3"/>hanyadik = int(input(’Hányadik?’))</text:p>
      <text:p text:style-name="P1"><text:s text:c="3"/>munkanap = munkanapok[hanyadik-1]</text:p>
      <text:p text:style-name="P1">except ValueError:</text:p>
      <text:p text:style-name="P1"><text:s text:c="3"/>print(’Nem szám.’)</text:p>
      <text:p text:style-name="P1">except IndexError:</text:p>
      <text:p text:style-name="P1"><text:s text:c="3"/>print(’1-5 között legyen!’)</text:p>
      <text:p text:style-name="P1">else: # helyes esetén</text:p>
      <text:p text:style-name="P1"><text:s text:c="3"/>print(f’A {hanyadik}. munkanap a(z) {munkanap}.’)</text:p>
      <text:p text:style-name="P1">finally:</text:p>
      <text:p text:style-name="P1"><text:s text:c="3"/>print(’Köszönöm a választ!’)</text:p>
      <text:p text:style-name="P1"/>
      <text:p text:style-name="P2">Új</text:p>
      <text:p text:style-name="P1"/>
      <text:p text:style-name="P1">def hanyados(osztando, oszto):</text:p>
      <text:p text:style-name="P1"><text:s text:c="3"/>try:</text:p>
      <text:p text:style-name="P1"><text:s text:c="6"/>return osztando/oszto</text:p>
      <text:p text:style-name="P1"><text:s text:c="3"/>except ZeroDivisionError:</text:p>
      <text:p text:style-name="P1"><text:s text:c="6"/>print(’Nullával nem lehet osztani!’)</text:p>
      <text:p text:style-name="P1"><text:s text:c="3"/>finally:</text:p>
      <text:p text:style-name="P1"><text:s text:c="6"/>print(’A függvény végrehajtva.’) # return után áll, de végrehajtódik</text:p>
      <text:p text:style-name="P1"/>
      <text:p text:style-name="P1">print(hanyados(3,2))</text:p>
      <text:p text:style-name="P1">print(hanyados(3,0))</text:p>
      <text:p text:style-name="P1"># de kijött a return none</text:p>
      <text:p text:style-name="P1">eredmeny = hanyados(3,0)</text:p>
      <text:p text:style-name="P1">if eredmeny: # azaz ha az eredmény nem none!</text:p>
      <text:p text:style-name="P1"><text:s text:c="3"/>print(f’Az eredmény: {eredmeny}’)</text:p>
      <text:p text:style-name="P1"/>
      <text:p text:style-name="P2">Saját kivételosztály definiálása</text:p>
      <text:p text:style-name="P1"/>
      <text:p text:style-name="P3">rgb = []</text:p>
      <text:p text:style-name="P3">srsz = 1</text:p>
      <text:p text:style-name="P3">while len(rgb) != 3:</text:p>
      <text:p text:style-name="P3"><text:s text:c="3"/>try:</text:p>
      <text:p text:style-name="P3"><text:s text:c="6"/>rgb_osszetevo = int(input(f’Add meg a(z) {srsz}. RGB-összetevőt!’))</text:p>
      <text:p text:style-name="P3"><text:s text:c="3"/>except ValueError as e:</text:p>
      <text:p text:style-name="P3"><text:s text:c="6"/>print(e)</text:p>
      <text:p text:style-name="P3"><text:s text:c="6"/>print(’Adj meg új értéket!’)</text:p>
      <text:p text:style-name="P3"><text:soft-page-break/><text:s text:c="3"/>else:</text:p>
      <text:p text:style-name="P3"><text:s text:c="6"/>rgb.append(rgb_osszetevo)</text:p>
      <text:p text:style-name="P3"><text:s text:c="6"/>srsz += 1</text:p>
      <text:p text:style-name="P3"/>
      <text:p text:style-name="P3">print(rgb)</text:p>
      <text:p text:style-name="P3"/>
      <text:p text:style-name="P3"># futtatás: 255, 333, w – csak utóbbi lesz a hiba</text:p>
      <text:p text:style-name="P3"/>
      <text:p text:style-name="P3"># Az egész elé:</text:p>
      <text:p text:style-name="P3">def rgb_osszetevo_ellen(ertek):</text:p>
      <text:p text:style-name="P3"><text:s text:c="3"/>if 0 &lt;= ertek &lt;= 255:</text:p>
      <text:p text:style-name="P3"><text:s text:c="6"/>return ertek</text:p>
      <text:p text:style-name="P3"><text:s text:c="3"/>else:</text:p>
      <text:p text:style-name="P3"><text:s text:c="6"/><text:span text:style-name="T1">ValueE</text:span>rror(f’{ertek}: érvénytelen RGB-összetevő!’)</text:p>
      <text:p text:style-name="P3"/>
      <text:p text:style-name="P3"># Saját kivételosztály:</text:p>
      <text:p text:style-name="P3"/>
      <text:p text:style-name="P3">class RGBError(Exception): # az Exception osztály leszármazottja</text:p>
      <text:p text:style-name="P3"><text:s text:c="3"/>’’’</text:p>
      <text:p text:style-name="P3"><text:s text:c="3"/>Nem megfelelő RGB-összetevő esetén</text:p>
      <text:p text:style-name="P3"><text:s text:c="3"/>’’’</text:p>
      <text:p text:style-name="P3"><text:s text:c="3"/>except RGBError as e:</text:p>
      <text:p text:style-name="P3"><text:s text:c="6"/>print(e)</text:p>
      <text:p text:style-name="P3"><text:s text:c="6"/>print(’A számnak a [0;255] tartományba kell esnie! Adj meg új értéket!’)</text:p>
      <text:p text:style-name="P3"/>
      <text:p text:style-name="P5"># Az egész elé javítva:</text:p>
      <text:p text:style-name="P3"/>
      <text:p text:style-name="P4">def rgb_osszetevo_ellen(ertek):</text:p>
      <text:p text:style-name="P4"><text:s text:c="3"/>if 0 &lt;= ertek &lt;= 255:</text:p>
      <text:p text:style-name="P4"><text:s text:c="6"/>return ertek</text:p>
      <text:p text:style-name="P4"><text:s text:c="3"/>else:</text:p>
      <text:p text:style-name="P4"><text:s text:c="6"/>raise RGBError(f’{ertek}: érvénytelen RGB-összetevő!’)</text:p>
      <text:p text:style-name="P4"><text:s text:c="6"/><text:span text:style-name="T2"># a raise kivételobjektumot hoz létr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9:09:33.652000000</meta:creation-date>
    <dc:date>2024-02-05T19:35:52.646000000</dc:date>
    <meta:editing-duration>PT26M17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101" meta:word-count="360" meta:character-count="2839" meta:non-whitespace-character-count="2396"/>
  </office:meta>
</office:document-meta>
</file>